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style="italic" style:font-style-asian="italic"/>
    </style:style>
    <style:style style:name="P10" style:parent-style-name="Standard" style:family="paragraph">
      <style:text-properties fo:font-style="italic" style:font-style-asian="italic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  <style:text-properties fo:font-weight="bold" style:font-weight-asian="bold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  <style:text-properties fo:font-weight="bold" style:font-weight-asian="bold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  <style:text-properties fo:font-weight="bold" style:font-weight-asian="bold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fo:font-weight="bold" style:font-weight-asian="bold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  <style:text-properties fo:font-weight="bold" style:font-weight-asian="bold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  <style:text-properties fo:font-weight="bold" style:font-weight-asian="bold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  <style:text-properties fo:font-weight="bold" style:font-weight-asian="bold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72" style:parent-style-name="Standard" style:family="paragraph">
      <style:paragraph-properties fo:text-align="justify"/>
      <style:text-properties fo:font-weight="bold" style:font-weight-asian="bold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  <style:text-properties fo:font-weight="bold" style:font-weight-asian="bold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fo:font-weight="bold" style:font-weight-asian="bold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fo:font-weight="bold" style:font-weight-asian="bold"/>
    </style:style>
    <style:style style:name="P86" style:parent-style-name="Standard" style:family="paragraph">
      <style:paragraph-properties fo:text-align="justify"/>
      <style:text-properties fo:font-weight="bold" style:font-weight-asian="bold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  <style:text-properties fo:font-weight="bold" style:font-weight-asian="bold"/>
    </style:style>
    <style:style style:name="P93" style:parent-style-name="Standard" style:family="paragraph">
      <style:paragraph-properties fo:text-align="justify"/>
      <style:text-properties fo:font-weight="bold" style:font-weight-asian="bold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  <style:text-properties fo:font-weight="bold" style:font-weight-asian="bold"/>
    </style:style>
    <style:style style:name="P99" style:parent-style-name="Standard" style:family="paragraph">
      <style:paragraph-properties fo:text-align="justify"/>
      <style:text-properties fo:font-weight="bold" style:font-weight-asian="bold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fo:font-weight="bold" style:font-weight-asian="bold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  <style:text-properties fo:font-weight="bold" style:font-weight-asian="bold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  <style:text-properties fo:font-weight="bold" style:font-weight-asian="bold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DAVID OGHALE</text:span><text:span text:style-name="T3"><text:s/>BLESSING</text:span></text:p>
      <text:p text:style-name="P4"><text:span text:style-name="T5">Email: pearlpretty247@gmail.com</text:span></text:p>
      <text:p text:style-name="P6">Telephone: 07036020186, 08021258239, 08129126850</text:p>
      <text:p text:style-name="P7"/>
      <text:p text:style-name="Standard"><text:span text:style-name="T8">OBJECTIVES</text:span>:<text:s/><text:span text:style-name="T9">To work with staff, available resources and facilities; and also to contribute my skill and time to enhance growth, productivity as well as achieve efficient result.</text:span></text:p>
      <text:p text:style-name="P10"/>
      <text:p text:style-name="P11">PERSONAL DETAILS</text:p>
      <text:p text:style-name="P12"><draw:connector draw:type="line" svg:x1="0.00906in" svg:y1="0.00827in" svg:x2="6.6917in" svg:y2="0.00827in" draw:z-index="251658240" draw:id="id0" draw:style-name="a0" draw:name="Straight Connector 1" text:anchor-type="paragraph"><svg:title/><svg:desc/></draw:connector></text:p>
      <text:p text:style-name="P13"/>
      <text:p text:style-name="P14"><text:span text:style-name="T15">DATE OF</text:span><text:span text:style-name="T16"><text:s/>BIRTH <text:s text:c="72"/>ADDRESS <text:s text:c="169"/></text:span><text:span text:style-name="T17"><text:s text:c="81"/></text:span></text:p>
      <text:p text:style-name="P18">April 6, 1976<text:s text:c="82"/>2,<text:s/>Harmony Garden</text:p>
      <text:p text:style-name="P19"><text:s text:c="58"/><text:s text:c="46"/>Ijagba Ota Ogun State.</text:p>
      <text:p text:style-name="P20">SEX</text:p>
      <text:p text:style-name="P21">Female</text:p>
      <text:p text:style-name="P22"/>
      <text:p text:style-name="P23">LOCAL GOVT AREA <text:s text:c="66"/>MARITAL STATUS <text:s text:c="3"/></text:p>
      <text:p text:style-name="P24">Isoko South <text:s text:c="58"/><text:s text:c="28"/>Married</text:p>
      <text:p text:style-name="P25"><text:s text:c="207"/><text:span text:style-name="T26">STATE OF<text:s/></text:span><text:span text:style-name="T27">ORIGIN <text:s text:c="5"/></text:span></text:p>
      <text:p text:style-name="P28">Delta State</text:p>
      <text:p text:style-name="P29"/>
      <text:p text:style-name="P30"/>
      <text:p text:style-name="P31">RELIGION <text:s/><text:tab/><text:tab/><text:tab/><text:tab/><text:tab/><text:tab/><text:tab/><text:tab/>NATIONALITY</text:p>
      <text:p text:style-name="P32">Christian<text:tab/><text:tab/><text:tab/><text:tab/><text:tab/><text:tab/><text:tab/><text:tab/>Nigerian</text:p>
      <text:p text:style-name="P33"><text:s text:c="108"/><text:span text:style-name="T34"><text:s/></text:span></text:p>
      <text:p text:style-name="P35"><text:s/><text:s text:c="63"/><text:s text:c="45"/></text:p>
      <text:p text:style-name="P36"/>
      <text:p text:style-name="P37">INTEREST AND ACTIVITIES:</text:p>
      <text:p text:style-name="P38">Finding solution to difficult administrative task</text:p>
      <text:p text:style-name="P39">Motivation of Staff</text:p>
      <text:p text:style-name="P40"/>
      <text:p text:style-name="P41"/>
      <text:p text:style-name="P42">PERSONNAL TRAITS:</text:p>
      <text:p text:style-name="P43">Confident, self motivated, team player with a proactive approach to work</text:p>
      <text:p text:style-name="P44">Reliable and<text:s/>organized</text:p>
      <text:p text:style-name="P45">Ability to connect with people at all level.</text:p>
      <text:p text:style-name="P46">Ability to learn new things very fast.</text:p>
      <text:p text:style-name="P47">To work in harmony with others for collective benefit.</text:p>
      <text:p text:style-name="P48"/>
      <text:p text:style-name="P49"/>
      <text:p text:style-name="P50">HOBBIES:</text:p>
      <text:p text:style-name="P51">Listening to motivational talks</text:p>
      <text:p text:style-name="P52">Listening to good music</text:p>
      <text:p text:style-name="P53">Reading<text:s/></text:p>
      <text:p text:style-name="P54">Travelling</text:p>
      <text:p text:style-name="P55"/>
      <text:p text:style-name="P56"/>
      <text:p text:style-name="P57">ADDITIONAL SKILL</text:p>
      <text:p text:style-name="P58">Computer</text:p>
      <text:p text:style-name="P59">Microsoft word</text:p>
      <text:p text:style-name="P60">Excel</text:p>
      <text:soft-page-break/>
      <text:p text:style-name="P61">Microsoft Access</text:p>
      <text:p text:style-name="P62">Power point/ Prezi</text:p>
      <text:p text:style-name="P63">Internet</text:p>
      <text:p text:style-name="P64"/>
      <text:p text:style-name="P65"><text:span text:style-name="T66"><draw:connector draw:type="line" svg:x1="0.00906in" svg:y1="0.27441in" svg:x2="6.67156in" svg:y2="0.27441in" draw:z-index="251659264" draw:id="id1" draw:style-name="a1" draw:name="Straight Connector 2" text:anchor-type="paragraph"><svg:title/><svg:desc/></draw:connector></text:span><text:span text:style-name="T67">WORK EXPERIENCE</text:span></text:p>
      <text:p text:style-name="P68"/>
      <text:p text:style-name="P69"><text:span text:style-name="T70"><text:s/>2001- 2002 <text:s text:c="7"/></text:span><text:span text:style-name="T71"><text:s text:c="63"/></text:span></text:p>
      <text:p text:style-name="P72">ANNUNCIATION SECONDARY SCHOOL (NYSC)</text:p>
      <text:p text:style-name="P73">Position Held: Bursary Officer</text:p>
      <text:p text:style-name="P74">Responsibility <text:s text:c="59"/></text:p>
      <text:p text:style-name="P75">Preparation of budget for school activities General Supervision</text:p>
      <text:p text:style-name="P76"><text:s text:c="84"/></text:p>
      <text:p text:style-name="P77">2002- 2003 <text:s text:c="21"/><text:s text:c="42"/></text:p>
      <text:p text:style-name="P78"><text:span text:style-name="T79">GOLDEN NEWLIFE DIANAMITE (GNLD</text:span>)</text:p>
      <text:p text:style-name="P80">Position Held: Sales manager</text:p>
      <text:p text:style-name="P81">Responsibility <text:s text:c="63"/></text:p>
      <text:p text:style-name="P82"><text:s/>Distribution of products, marketing supervising and motivating of sales<text:s/>team</text:p>
      <text:p text:style-name="P83"/>
      <text:p text:style-name="P84"><text:span text:style-name="T85">2002- 2004 <text:s text:c="28"/></text:span></text:p>
      <text:p text:style-name="P86">COVENANT UNIVERSITY PROJECT OTA</text:p>
      <text:p text:style-name="P87">Position Held: Account clerk</text:p>
      <text:p text:style-name="P88">Responsibility <text:s text:c="60"/></text:p>
      <text:p text:style-name="P89">Product transfer form, Preparation of stock ledger <text:s text:c="22"/><text:s text:c="58"/></text:p>
      <text:p text:style-name="P90">Prepare labour wages</text:p>
      <text:p text:style-name="P91"><text:s text:c="2"/></text:p>
      <text:p text:style-name="P92">2005</text:p>
      <text:p text:style-name="P93">DEMLINK INVESTMENT</text:p>
      <text:p text:style-name="P94">Position Held: Cashier</text:p>
      <text:p text:style-name="P95">Responsibility Sales of stocks</text:p>
      <text:p text:style-name="P96">Taking inventory of stocks</text:p>
      <text:p text:style-name="P97"/>
      <text:p text:style-name="P98">2007 till date</text:p>
      <text:p text:style-name="P99">COVENANT UNIVERSITY OTA</text:p>
      <text:p text:style-name="P100">Position Held:<text:s/>Administrative Officer</text:p>
      <text:p text:style-name="P101">Responsibility: <text:s/>To DSA (Dean Students, Affairs) <text:s text:c="72"/></text:p>
      <text:p text:style-name="P102">Prepare official memos</text:p>
      <text:p text:style-name="P103">Receive incoming and outgoing memos</text:p>
      <text:p text:style-name="P104"><text:s/>Prepare official announcement</text:p>
      <text:p text:style-name="P105"><text:s/>Attend to visitors</text:p>
      <text:p text:style-name="P106">Co-ordinate students and staff for SDC meetings (student’s disciplinary cases)</text:p>
      <text:p text:style-name="P107"><text:s text:c="95"/></text:p>
      <text:p text:style-name="P108"><text:s/><text:span text:style-name="T109">Exeat Activities</text:span></text:p>
      <text:p text:style-name="P110"><text:s/>Making and receiving incoming and outing calls to visitor,<text:s/>parents and their wards</text:p>
      <text:p text:style-name="P111"/>
      <text:p text:style-name="P112">Students Activities</text:p>
      <text:p text:style-name="P113">Ensure students register for official association, follow- up on the registration, organized students activities’ career talk’s, seminars liaise with companies for career development etc.</text:p>
      <text:p text:style-name="P114"/>
      <text:p text:style-name="P115">NYSC Scheduled Officer</text:p>
      <text:p text:style-name="P116"><text:span text:style-name="T117"><text:s/></text:span>Mobilization of prospective corps members for National Youth Service Corps</text:p>
      <text:p text:style-name="P118"><text:s/>Educate prospective corps members on the process of NYSC scheme.</text:p>
      <text:p text:style-name="P119"><text:s/>Travel for official assignment to all part of the country.</text:p>
      <text:p text:style-name="P120"/>
      <text:p text:style-name="P121"/>
      <text:p text:style-name="P122"/>
      <text:p text:style-name="P123"><draw:connector draw:type="line" svg:x1="0.02008in" svg:y1="0.21378in" svg:x2="6.68258in" svg:y2="0.23531in" draw:z-index="2" draw:id="id2" draw:style-name="a2" draw:name="Straight Connector 3" text:anchor-type="paragraph"><svg:title/><svg:desc/></draw:connector>SCHOOLS ATTENDED WITH DATES</text:p>
      <text:p text:style-name="P124"/>
      <text:p text:style-name="Standard">Chartered Institute<text:s/>of Administration <text:s text:c="23"/>2000</text:p>
      <text:p text:style-name="Standard">Imo State University ( in view) <text:s text:c="32"/>2012</text:p>
      <text:p text:style-name="Standard">Awodi ora Secondary School <text:s text:c="35"/>1996</text:p>
      <text:p text:style-name="Standard">Ebenezer Primary School <text:s text:c="41"/>1990</text:p>
      <text:p text:style-name="Standard"><text:s/></text:p>
      <text:p text:style-name="Standard">EDUCATIONAL QUALIFICATION WITH DATES</text:p>
      <text:p text:style-name="Standard">Finance and Management (ACIA) <text:s text:c="29"/>2000</text:p>
      <text:p text:style-name="Standard">Bachelor of Science in accounting <text:s text:c="29"/>2012</text:p>
      <text:p text:style-name="Standard">Senior Secondary School <text:s text:c="43"/>1996</text:p>
      <text:p text:style-name="Standard">First School Leaving Certificate <text:s text:c="32"/>1990 <text:s text:c="203"/><text:s text:c="9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sther Hall</meta:initial-creator>
    <dc:creator>Victor Ogiogio</dc:creator>
    <meta:creation-date>2015-03-11T14:06:00Z</meta:creation-date>
    <dc:date>2018-08-29T09:26:00Z</dc:date>
    <meta:template xlink:href="Normal" xlink:type="simple"/>
    <meta:editing-cycles>17</meta:editing-cycles>
    <meta:editing-duration>PT5220S</meta:editing-duration>
    <meta:document-statistic meta:page-count="3" meta:paragraph-count="10" meta:word-count="779" meta:character-count="5213" meta:row-count="37" meta:non-whitespace-character-count="4444"/>
  </office:meta>
</office:document-meta>
</file>